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IDAL RIVERA, CESAR EDILBERT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VIDAL RIVERA, CESAR EDILBER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8070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1</text:p>
          </table:table-cell>
          <table:table-cell table:style-name="Tableau1.D2" office:value-type="string">
            <text:p text:style-name="P12">41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1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7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17:39:3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